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01571c" officeooo:paragraph-rsid="0001571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f4599" officeooo:paragraph-rsid="0017ebd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officeooo:rsid="0001571c" officeooo:paragraph-rsid="0001571c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21409a" fo:font-size="14pt" style:text-underline-style="none" fo:font-weight="normal" officeooo:rsid="001ce30a" officeooo:paragraph-rsid="001ce30a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style:text-underline-style="none" fo:font-weight="normal" officeooo:rsid="0001571c" officeooo:paragraph-rsid="0001571c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officeooo:rsid="0003d68c" officeooo:paragraph-rsid="0001571c" style:font-size-asian="14pt" style:font-weight-asian="normal" style:font-size-complex="14pt" style:font-weight-complex="normal"/>
    </style:style>
    <style:style style:name="P7" style:family="paragraph" style:parent-style-name="Standard" style:list-style-name="L3">
      <style:text-properties fo:font-size="14pt" style:text-underline-style="none" fo:font-weight="normal" officeooo:rsid="0008eb9f" officeooo:paragraph-rsid="0008eb9f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none" fo:font-weight="normal" officeooo:rsid="0008eb9f" officeooo:paragraph-rsid="0008eb9f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08eb9f" officeooo:paragraph-rsid="000f4599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none" fo:font-weight="normal" officeooo:rsid="000f4599" officeooo:paragraph-rsid="0017ebd7" style:font-size-asian="14pt" style:font-weight-asian="normal" style:font-size-complex="14pt" style:font-weight-complex="normal"/>
    </style:style>
    <style:style style:name="P11" style:family="paragraph" style:parent-style-name="Standard" style:list-style-name="L3">
      <style:text-properties fo:font-size="14pt" style:text-underline-style="none" fo:font-weight="normal" officeooo:rsid="0008eb9f" officeooo:paragraph-rsid="0008eb9f" fo:background-color="#fff200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text-properties fo:font-size="14pt" officeooo:rsid="00047263" officeooo:paragraph-rsid="00047263" fo:background-color="#fff200" style:font-size-asian="14pt" style:font-size-complex="14pt"/>
    </style:style>
    <style:style style:name="P13" style:family="paragraph" style:parent-style-name="Standard" style:list-style-name="L2">
      <style:text-properties fo:font-size="14pt" officeooo:rsid="00055fd6" officeooo:paragraph-rsid="00104b2a" fo:background-color="#fff200" style:font-size-asian="14pt" style:font-size-complex="14pt"/>
    </style:style>
    <style:style style:name="P14" style:family="paragraph" style:parent-style-name="Standard" style:list-style-name="L2">
      <style:text-properties fo:font-size="14pt" officeooo:rsid="00055fd6" officeooo:paragraph-rsid="00055fd6" fo:background-color="#fff200" style:font-size-asian="14pt" style:font-size-complex="14pt"/>
    </style:style>
    <style:style style:name="P15" style:family="paragraph" style:parent-style-name="Standard" style:list-style-name="L1">
      <style:text-properties fo:font-size="14pt" officeooo:rsid="00047263" officeooo:paragraph-rsid="00047263" style:font-size-asian="14pt" style:font-size-complex="14pt"/>
    </style:style>
    <style:style style:name="P16" style:family="paragraph" style:parent-style-name="Standard" style:list-style-name="L2">
      <style:text-properties fo:font-size="14pt" officeooo:rsid="0007286a" officeooo:paragraph-rsid="0007286a" style:font-size-asian="14pt" style:font-size-complex="14pt"/>
    </style:style>
    <style:style style:name="P17" style:family="paragraph" style:parent-style-name="Standard">
      <style:text-properties fo:font-size="14pt" officeooo:rsid="0007286a" officeooo:paragraph-rsid="0007286a" style:font-size-asian="14pt" style:font-size-complex="14pt"/>
    </style:style>
    <style:style style:name="P18" style:family="paragraph" style:parent-style-name="Standard" style:list-style-name="L4">
      <style:text-properties fo:font-size="14pt" officeooo:paragraph-rsid="0017ebd7" style:font-size-asian="14pt" style:font-size-complex="14pt"/>
    </style:style>
    <style:style style:name="P19" style:family="paragraph" style:parent-style-name="Standard" style:list-style-name="L2">
      <style:text-properties fo:font-size="14pt" officeooo:rsid="0025f4f7" officeooo:paragraph-rsid="0025f4f7" style:font-size-asian="14pt" style:font-size-complex="14pt"/>
    </style:style>
    <style:style style:name="P20" style:family="paragraph" style:parent-style-name="Standard" style:list-style-name="L2">
      <style:text-properties fo:font-size="14pt" officeooo:rsid="0027a7c5" officeooo:paragraph-rsid="0027a7c5" style:font-size-asian="14pt" style:font-size-complex="14pt"/>
    </style:style>
    <style:style style:name="P21" style:family="paragraph" style:parent-style-name="Standard">
      <style:text-properties fo:font-size="14pt" officeooo:rsid="0027a7c5" officeooo:paragraph-rsid="0027a7c5" style:font-size-asian="14pt" style:font-size-complex="14pt"/>
    </style:style>
    <style:style style:name="P22" style:family="paragraph" style:parent-style-name="Standard" style:list-style-name="L3">
      <style:text-properties fo:font-size="14pt" style:text-underline-style="solid" style:text-underline-width="auto" style:text-underline-color="font-color" fo:font-weight="bold" officeooo:rsid="000a76c4" officeooo:paragraph-rsid="00104b2a" fo:background-color="#fff200" style:font-size-asian="14pt" style:font-weight-asian="bold" style:font-size-complex="14pt" style:font-weight-complex="bold"/>
    </style:style>
    <style:style style:name="P23" style:family="paragraph" style:parent-style-name="Standard" style:list-style-name="L3">
      <style:text-properties fo:font-size="14pt" style:text-underline-style="solid" style:text-underline-width="auto" style:text-underline-color="font-color" fo:font-weight="bold" officeooo:rsid="0008d346" officeooo:paragraph-rsid="0008d346" fo:background-color="#fff200" style:font-size-asian="14pt" style:font-weight-asian="bold" style:font-size-complex="14pt" style:font-weight-complex="bold"/>
    </style:style>
    <style:style style:name="P2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ce181e" fo:font-size="14pt" style:text-underline-style="none" fo:font-weight="normal" officeooo:rsid="0001571c" officeooo:paragraph-rsid="0001571c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4pt" style:text-underline-style="none" fo:font-weight="normal" officeooo:rsid="0008eb9f" officeooo:paragraph-rsid="0008eb9f" style:font-size-asian="14pt" style:font-weight-asian="normal" style:font-size-complex="14pt" style:font-weight-complex="normal"/>
    </style:style>
    <style:style style:name="P26" style:family="paragraph" style:parent-style-name="Standard" style:list-style-name="L2">
      <style:paragraph-properties fo:margin-top="0.101cm" fo:margin-bottom="0.101cm" loext:contextual-spacing="false"/>
      <style:text-properties fo:font-size="14pt" officeooo:rsid="0007286a" officeooo:paragraph-rsid="0007286a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3d68c" style:font-weight-asian="normal" style:font-weight-complex="normal"/>
    </style:style>
    <style:style style:name="T4" style:family="text">
      <style:text-properties style:text-underline-style="none" fo:font-weight="normal" officeooo:rsid="0016dda1" style:font-weight-asian="normal" style:font-weight-complex="normal"/>
    </style:style>
    <style:style style:name="T5" style:family="text">
      <style:text-properties style:text-underline-style="none" fo:font-weight="normal" officeooo:rsid="00047263" style:font-weight-asian="normal" style:font-weight-complex="normal"/>
    </style:style>
    <style:style style:name="T6" style:family="text">
      <style:text-properties style:text-underline-style="none" fo:font-weight="normal" officeooo:rsid="00104b2a" style:font-weight-asian="normal" style:font-weight-complex="normal"/>
    </style:style>
    <style:style style:name="T7" style:family="text">
      <style:text-properties style:text-underline-style="none" fo:font-weight="normal" officeooo:rsid="00247164" style:font-weight-asian="normal" style:font-weight-complex="normal"/>
    </style:style>
    <style:style style:name="T8" style:family="text">
      <style:text-properties style:text-underline-style="none" fo:font-weight="normal" officeooo:rsid="0016dda1" fo:background-color="#fff200" loext:char-shading-value="0" style:font-weight-asian="normal" style:font-weight-complex="normal"/>
    </style:style>
    <style:style style:name="T9" style:family="text">
      <style:text-properties style:text-underline-style="none" officeooo:rsid="0003d68c"/>
    </style:style>
    <style:style style:name="T10" style:family="text">
      <style:text-properties style:text-underline-style="none" officeooo:rsid="000d40e5"/>
    </style:style>
    <style:style style:name="T11" style:family="text">
      <style:text-properties officeooo:rsid="00047263"/>
    </style:style>
    <style:style style:name="T12" style:family="text">
      <style:text-properties officeooo:rsid="000c48ca"/>
    </style:style>
    <style:style style:name="T13" style:family="text">
      <style:text-properties officeooo:rsid="00104b2a"/>
    </style:style>
    <style:style style:name="T14" style:family="text">
      <style:text-properties officeooo:rsid="0027a7c5"/>
    </style:style>
    <style:style style:name="T15" style:family="text">
      <style:text-properties officeooo:rsid="002a46fb"/>
    </style:style>
    <style:style style:name="T16" style:family="text">
      <style:text-properties officeooo:rsid="002dd2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our la barre avec boutons pour changer de vue, êtes-vous d’accord qu’on mette ‘’Simulation’’, ‘’Pilotage’’, ‘’Waypoints’’ plutôt que ‘’Vue 1’’, ‘’Vue 2’’, ‘’Vue 3’’ ?</text:p>
      <text:p text:style-name="P24"/>
      <text:p text:style-name="P5"/>
      <text:p text:style-name="P1">Vue 1<text:span text:style-name="T1"> : </text:span><text:span text:style-name="T10">Simulation</text:span></text:p>
      <text:p text:style-name="P3"/>
      <text:list xml:id="list4013491798" text:style-name="L1">
        <text:list-item>
          <text:p text:style-name="P12">Map <text:span text:style-name="T13">+ 2 boutons pour changer de vue</text:span></text:p>
        </text:list-item>
        <text:list-item>
          <text:p text:style-name="P12">Récupération de données NMEA</text:p>
        </text:list-item>
        <text:list-item>
          <text:p text:style-name="P15">Tracé du trajet à partir des données NMEA</text:p>
        </text:list-item>
        <text:list-item>
          <text:p text:style-name="P15">Affichage <text:span text:style-name="T12">de la v</text:span>itesse</text:p>
        </text:list-item>
      </text:list>
      <text:p text:style-name="P3"/>
      <text:p text:style-name="P1">Vue 2<text:span text:style-name="T1"> : </text:span><text:span text:style-name="T9">Pilotage</text:span></text:p>
      <text:p text:style-name="P3"/>
      <text:list xml:id="list946123836" text:style-name="L2">
        <text:list-item>
          <text:p text:style-name="P13">Map<text:span text:style-name="T11"> + 2 boutons pour changer de vue</text:span></text:p>
        </text:list-item>
        <text:list-item>
          <text:p text:style-name="P14">2 Boutons (HOME et URGENCE)</text:p>
        </text:list-item>
      </text:list>
      <text:p text:style-name="P17"/>
      <text:list xml:id="list141742496928880" text:continue-numbering="true" text:style-name="L2">
        <text:list-item>
          <text:p text:style-name="P26">Accéléromètre</text:p>
          <text:list>
            <text:list-item>
              <text:list>
                <text:list-item>
                  <text:p text:style-name="P19"><text:span text:style-name="T15">à</text:span> l’arrêt <text:tab/>X = ~ 9.87<text:tab/><text:tab/>Y = 0.0<text:tab/><text:tab/>Z = 0.0</text:p>
                </text:list-item>
                <text:list-item>
                  <text:p text:style-name="P19"><text:span text:style-name="T15">a</text:span>vancer<text:tab/>X <text:span text:style-name="T14">diminue<text:tab/><text:tab/>Z augmente</text:span></text:p>
                </text:list-item>
                <text:list-item>
                  <text:p text:style-name="P20"><text:span text:style-name="T15">r</text:span>alentir<text:tab/>X augmente<text:tab/><text:tab/>Z diminue</text:p>
                </text:list-item>
                <text:list-item>
                  <text:p text:style-name="P20"><text:span text:style-name="T15">a</text:span>ller à droite <text:tab/>Y augmente (côté positif de 0 à +<text:span text:style-name="T16">6.5</text:span>…)</text:p>
                </text:list-item>
                <text:list-item>
                  <text:p text:style-name="P20"><text:span text:style-name="T15">a</text:span>ller à gauche<text:tab/>Y augmente (côté négatif de 0 à -<text:span text:style-name="T16">6.5</text:span>…)</text:p>
                </text:list-item>
              </text:list>
            </text:list-item>
          </text:list>
        </text:list-item>
      </text:list>
      <text:p text:style-name="P21"/>
      <text:list xml:id="list141743925252910" text:continue-numbering="true" text:style-name="L2">
        <text:list-item>
          <text:p text:style-name="P16">Infos sur la vitesse et les coordonnées actuelles du drone</text:p>
        </text:list-item>
        <text:list-item>
          <text:p text:style-name="P16">Tracé en direct en fonction des coordonnées changées par l’accéléromètre</text:p>
        </text:list-item>
      </text:list>
      <text:p text:style-name="P3"/>
      <text:p text:style-name="P1">Vue 3<text:span text:style-name="T1"> : </text:span><text:span text:style-name="T9">Waypoints</text:span></text:p>
      <text:p text:style-name="P6"/>
      <text:list xml:id="list325850769" text:style-name="L3">
        <text:list-item>
          <text:p text:style-name="P22"><text:span text:style-name="T3">M</text:span><text:span text:style-name="T2">ap</text:span><text:span text:style-name="T5"> </text:span><text:span text:style-name="T6">+ </text:span><text:span text:style-name="T7">2</text:span><text:span text:style-name="T6"> boutons pour changer de vue</text:span></text:p>
        </text:list-item>
        <text:list-item>
          <text:p text:style-name="P23"><text:span text:style-name="T3">P</text:span><text:span text:style-name="T2">ouvoir positionner des waypoints et les afficher</text:span></text:p>
        </text:list-item>
        <text:list-item>
          <text:p text:style-name="P11">Pourvoir définir une vitesse entre chaque point</text:p>
        </text:list-item>
        <text:list-item>
          <text:p text:style-name="P7">Transmettre ces données en fichier json ou trames NMEA</text:p>
        </text:list-item>
      </text:list>
      <text:p text:style-name="P25"/>
      <text:p text:style-name="P8"/>
      <text:p text:style-name="P2">Pour le dépôt 2<text:span text:style-name="T1"> (29 Mars) :</text:span></text:p>
      <text:p text:style-name="P10"/>
      <text:list xml:id="list231590337" text:style-name="L4">
        <text:list-item>
          <text:p text:style-name="P18"><text:span text:style-name="T4">Il faudrait que vous ayez implémenté les </text:span><text:span text:style-name="T8">tâches en jaunes</text:span><text:span text:style-name="T4">.</text:span>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08:31:18.491000000</meta:creation-date>
    <meta:generator>LibreOffice/6.0.6.2$Windows_X86_64 LibreOffice_project/0c292870b25a325b5ed35f6b45599d2ea4458e77</meta:generator>
    <dc:date>2019-03-26T14:17:41.988000000</dc:date>
    <meta:editing-duration>PT1H39M4S</meta:editing-duration>
    <meta:editing-cycles>42</meta:editing-cycles>
    <meta:document-statistic meta:table-count="0" meta:image-count="0" meta:object-count="0" meta:page-count="1" meta:paragraph-count="24" meta:word-count="206" meta:character-count="1044" meta:non-whitespace-character-count="875"/>
  </office:meta>
</office:document-meta>
</file>